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bold" style:font-weight-asian="bold" style:font-weight-complex="bold"/>
    </style:style>
    <style:style style:name="T1" style:family="text">
      <style:text-properties officeooo:rsid="00021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. Caso de Prueba, Fecha, Acción, Resultados esperados, Resultados actuales, <text:span text:style-name="T1">¿</text:span>Aprobado?</text:p>
      <text:p text:style-name="Standard"/>
      <text:p text:style-name="Standard">1, 5/30/2022, Registrar Paciente, Al registrar un nuevo paciente, este debe ser añadido a la base de datos y se muestra un mensaje de éxito., El paciente se registra correctamente y se muestra un mensaje de éxito., Si</text:p>
      <text:p text:style-name="Standard"/>
      <text:p text:style-name="Standard">2, 5/30/2022, Editar Paciente, Al editar los datos de un paciente existente, estos cambios deben reflejarse en la base de datos y se muestra un mensaje de éxito., Los datos del paciente se actualizan correctamente y se muestra un mensaje de éxito., Si</text:p>
      <text:p text:style-name="Standard"/>
      <text:p text:style-name="Standard">3, 5/30/2022, Eliminar Paciente, Al eliminar un paciente de la lista, este debe ser removido de la base de datos y se muestra un mensaje de confirmación., El paciente es eliminado correctamente de la base de datos y se muestra un mensaje de confirmación., Si</text:p>
      <text:p text:style-name="Standard"/>
      <text:p text:style-name="Standard">4, 5/30/2022, Listar Pacientes, Al acceder a la lista de pacientes, se muestran todos los pacientes registrados en la base de datos., Se muestra correctamente la lista de pacientes registrados en la base de datos., S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6:26:34.475545360</meta:creation-date>
    <dc:date>2024-03-27T16:28:14.556334420</dc:date>
    <meta:editing-duration>PT1M40S</meta:editing-duration>
    <meta:editing-cycles>1</meta:editing-cycles>
    <meta:document-statistic meta:table-count="0" meta:image-count="0" meta:object-count="0" meta:page-count="1" meta:paragraph-count="5" meta:word-count="173" meta:character-count="1031" meta:non-whitespace-character-count="863"/>
    <meta:generator>LibreOffice/7.3.7.2$Linux_X86_64 LibreOffice_project/30$Build-2</meta:generator>
  </office:meta>
</office:document-meta>
</file>